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ñ ñ }}</text:p>
      <text:p text:style-name="Standard"/>
      <text:p text:style-name="Standard">Mi chamba era más fácil cuando las fotos eran solamente de papel. Bastaba con destruir la foto y ya. Había copias, claro, había hasta fotocopias, pero todo aquello era suceptible de aniquilación por fuego. Un cerillo, unas tijeras, un vaso de agua <text:s/>y la imagen desaparece para siempre. Que tiempos. Ahora la chamba es una pesadilla. Pinches fotos, ¿de qué son ahora? ¡Sólo Dios sabe! De nada. De electrones. De luz cableada que se propaga y reproduce por todo el mundo en menos de lo que canta este cañón de 45. Una maldita plaga esa red. ¿Sabes que hemos llegado a considerar la posibilidad de poner volar el Silicon Valley? Volar las máquinas. De plano. ¿O qué otro otra se te ocurre para destruir fotografías que ya todo el mundo reprodujo por doquier en red? Vamos aprendiendo, claro. Nada mejor que las viejas tecnologías para combatir a las nuevas. No, no son necesarias las bombas. Basta con contactar al dueño de la página, al editor, al mamón irresponsable que subió la foto sin tener idea de lo que estaba haciendo. Le hacemos llegar amenazas de muerte. Son muy miedosos los que traen la tecnología puesta. Casi siempre son gentes que prefieren la seguridad de una computadora al riesgo de andar ahí, pateando las banquetas con una 45 metida en el cinturón. Quita la 45 y ponle lo que quieras. Una esposa y dos hijos. Un trabajo de mesera. Una cabina de radio en Hermosillo. Una campaña política. No. Los de la tecnología son sedentarios. El teclado es su trono. La pantalla es su hogar. Comen, cogen, duermen junto a la computadora. Les dicen adictos a los drogadictos pero ellos son peores. Ellos prefieren hablar con máquinas que con hombres, y si no se envuelven en una máquina nomás no están agusto para salir al mundo. Míralos, andan por la calle con sus audífonos, su vista cansada, concentrada en el aparartito. Son los de la tecnología. ¿Tú crees que van a andar aguantando amenazas de muerte? Mucho menos si provienen de un guarro como yo. Guarro por fuera. Por dentro soy bien culto. Estudié literatura. Estudié ingeniería. Fui al seminario. Me corrieron del ejército. Anduve en Hanoi. He hecho de todo. Ahora me dedico a destruir fotografías. No cualquier fotografía. Nomás las que se hacen viejas. No me preguntes cómo le hice para entrar en tu casa. Nada más hazte a la idea de que estoy aquí, traigo una 45 entre el cinturón y la cintura. Puedes llamar a la policía. Puedes poner una demanda. Tus iniciativas me la pelan. Estoy aquí, en la sala de tu casa, amenazándote claramente: o bajas esa foto del internet o te damos de baja a ti. ¿Cómo la ves?</text:p>
      <text:p text:style-name="Standard"/>
      <text:p text:style-name="Standard">{{ ^ ^ }}</text:p>
      <text:p text:style-name="Standard"/>
      <text:p text:style-name="Standard">Daniela llega a su casa, abre la puerta del edificio, sube las escaleras, mete la llave de seguridad en la puerta de su departamento, entre, enciende la luz. Una secuencia de actos coherentes con el significado del verbo llegar. Llegar de noche a la casa de uno, de regreso de algún lugar. La secuencia cabe en cualquier ser humano urbano, trabajador de lunes a viernes. En casa se desayuna, se cena y se duerme, pero la vida diurna sucede en la oficina, tierra prometida del trabajador. No es el caso de Daniela porque ella no tiene un trabajo tan rutinario. Daniela es fotógrafa. La rutina de los fotógrafos es algo más caprichosa, pero a veces también sucede que coincide con la de los oficinistas comunes y corrientes, humanos, urbanos, que regresan a su casa por la noche, tras haber librado la odisea cotidiana, vencedores o vencidos, gente que se trenza profesión a cuerpo contra la realidad. Muy cansado ha sido su día, por la muñeca de Daniela gira la llave con impaciencia, pensando en una cena rápida y de ahí directo a las cobijas, la cama, otra odisea nocturna, esta sola, automática, horizontal. ¿Los artistas siguen siendo artistas cuando duermen? ¿Qué parte de ellos permanece dedicada al arte, y cuál se da a la fuga, hacia cualquier otra profesión imaginaria que no implique ni originalidad ni capacidad de observación ni talento ni destreza plástica. Artistas que sueñan que son plomeros. Artistas que sueñan que desaparecen bajo el principio de que el arte no se crea ni se destruye, sólo se transforma: artistas que sueñan que al despertar ya no son artistas, sino obras de arte, objetos dignos de contemplación, carne de subasta. ¿Qué sueñan los fotógrafos, como Daniela? ¿Imágenes o palabras? ¿Obturadores, filtros, tiempos de exposición, ojos abiertos dentro de espirales negras? </text:p>
      <text:p text:style-name="Standard">Daniela es fotógrafa pero no tiene cámara fotográfica. Ella prefiere trabajar con fotos de segunda <text:soft-page-break/>mano, imágenes que ya pasaron por el ojo, la cámara, la manipulación de algún otro fotógrafo. A veces usa la publicidad de las calles, las fotos de las revistas, o hasta los muros con retratos del empleado del mes. Otras veces es aún más radical: anda por la calle con la vista pegada al suelo, buscando objetos personales perdidos, fotos de identidad. ¿Cuántas fotos de identidad se toma una persona a lo largo de su vida? Esas fotos le gustan particularmente a Daniela. A nadie se le ocurre que esas tomas frontales, pelo recogido, postura firma, mirada directa, gesto neutro sin cabello en la frente ni sombrero, puedan ser consideradas arte. Nada de eso. Las fotos de identidad son burocracia, subordinación visual, la cara puesta al servicio de los engranajes de identificación del estado. Daniela trabaja en una exposición de fotos de identidad extraviadas por sus dueños, perdidas por ahí, olvidadas en la fotocopiadora, extraviadas accidentalmente frente al torniquete del metro, o tiradas a la basura en una gran limpieza por haber alcanzado su fecha de caducidad. Daniela recoge <text:s/>esas fotos, los despoja del documento que a veces insiste en acompañarlas y las sube al internet buscando que alguien cuente, investigue o invente la historia de la foto. </text:p>
      <text:p text:style-name="Standard">No recuerda dónde encontró la foto de Dorita Garay. Pudo ser en una máquina para tomar fotos oficiales, olvidada el compartimiento inferior a donde van a caer los rostros cuando su revelado está listo. ¿Cómo supo que la mujer de la foto se llama Dorita Garay? Se lo acaba de decir el hombre que entró a su casa sin avisarle. El susto de su vida. Al verlo ahí, encasquetado en un gorra verde, con el cabello cortado al ras, a la manera de los militares, Daniela se lleva e susto de su vida. ¿Quién es usted y quién le dio permiso de entrar aquí a mi casa? Vengo por la foto de Dorita. ¿Cuál Dorita? ¿De qué me está hablando? Lárguese si no quiere que llame a la policía. Inténtelo, responde el sorpresivo visitante. No se espante. No te voy a lastimar si cooperas. Nada más vengo a que destruyamos juntos la foto de Dorita Garay que pusiste en tu página de internet. <text:s/></text:p>
      <text:p text:style-name="Standard"/>
      <text:p text:style-name="Standard">{{ ~ ~ }}</text:p>
      <text:p text:style-name="Standard"/>
      <text:p text:style-name="Standard">Daniela es una artista comprometida con una idea muy clara de lo que es el arte. Para Daniela, el arte consiste en infundir vida. Construir sistemas cuyos elementos, al ser yuxtapuestos en un orden preciso, produzcan un organismo vivo, un objeto autónomo cuyo aspecto varía conforme pasa el tiempo. Arte significa alguimia paracientífica: crear objetos vivos con procedimientos que nada tienen que ver con la biología. Un bosque de fotos de identidad, historias falsas que al momento de observar a los fotografiados son más verosímiles que las verdaderas. Vida artificial. Simuladores de vida. Vida falsa. Vida alquimia. </text:p>
      <text:p text:style-name="Standard">No sabe usted con quien se está metiendo, amenaza el intruso. Daniela camina lentamente hacia la puerta de la casa, sopesando cada paso de su cuerpo contra la postura de su adversario: en cuanto saque el arma me detengo. Pero el intruso no se mueve, la deja llegar hasta la puerta, girar la perilla, cerciorarse de que no se puede abrir: alguien la está bloqueando desde afuera. </text:p>
      <text:p text:style-name="Standard">Daniela de pronto se ve dentro de una serie policiaca, se imagina en primera persona todas las vejaciones de la primera temporada juntas. El intruso no parpadea siquiera. Repite: vengo para destruir la foto de Dorita Garay. Vengo a quitar el retrato de Dorita de internet. No me obligues a obligarte. </text:p>
      <text:p text:style-name="Standard"/>
      <text:p text:style-name="Standard"/>
      <text:p text:style-name="Standard">{{* *}}</text:p>
      <text:p text:style-name="Standard"/>
      <text:p text:style-name="Standard">El nombre le suena mucho a Daniela. Dora Garay, Dora Garay, ¿la conozco? Seguramente. Hace diez años Dora vino a estudiar aquí, a esta ciudad. No sería raro que la hayas conocido. Porque Dora ya murió. Por eso es que estoy aquí. Si estuviera viva no daríamos un centavo por ella. Pero está muerta. Y en este momento hay alguien volviéndose loco por que extravió esa foto que tú encontraste y subiste a internet. Esa foto que vas a bajar inmediatamente. </text:p>
      <text:p text:style-name="Standard">El intruso se estira, echa la mano hacia atrás del pantalón y saca una pistola calibre 45. El gesto no es para nada amenazador. Al contrario, Daniela se sorprende que el resultado final de la acción haya sido la exhibición de un arma. Ella creía que el hombre se iba a rascar. ¿Tiene miedo, Daniela? Sí, <text:soft-page-break/>pero también curiosidad. El hombre que la amenaza no es para nada amenazador. Y ella ya entendió que la cuestión se resuelve fácilmente. Bajar la foto del internet. Acaso destruir el original. ¿Qué quiere, entonces? ¿Por qué no lo hace? Hipótesis: antes que el miedo, antes que la sorpresa, antes que el exabrupto de encontrarse a un desconocido en la sala de su casa y a otros tantos invisibles bloqueando desde afuera la puerta de entrada, Daniela quiere saber qué tiene esa foto. Una imagen capaz de hacer viajar lo inverosimil. Porque la escena del matón, el calibre cuarenta y cinco y las amenazas está bien para Estados Unidos, México o cualquier otro lugar de Latinoamérica. Pero no para Europa. En Europa nunca pasa nada. En Europa todo lo que tenía que pasar ya pasó. Por eso Daniela eligió este continente: por su anticlímax. Más precisamente París. ¿A quién se le podría ocurrir enviar matones a París para destruir un simple retrato de una señora de sesenta y tantos, pelo entrecano, mirada de abuela perfecta, gafas de armazón dorado, aretes discretos y suéter de cuello tortura discretamente decorado con un brochecito de latón prendido del cuello? </text:p>
      <text:p text:style-name="Standard">Cuéntame la historia. ¿Quién es Dorita Garay? En cuanto me la cuentes, la borro. Tienes que borrarla antes de la media noche. Si no, los patrones van a mandar a alguien más salvaje, que no va a tener miramientos. ¡Media noche! Apenas son las nueve. Tenemos tiempo. Dime. </text:p>
      <text:p text:style-name="Standard"/>
      <text:p text:style-name="Standard">{{ o o }}</text:p>
      <text:p text:style-name="P1"/>
      <text:p text:style-name="P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os que hablan atropelladamente, malpasando los labios sobre las palabras y perlando al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aplicado agua mineral, no se le ha sumergido en ningún lado, no ha habido hasta ahora una sola gota de violencia. Pero Dorita llora porque está desnuda frente a un hombre que no conoce, un burócrata cualquiera del terror, alguien que en la calle no representaría ninguna amenaza, pero que aquí, en esta habitación casi vacía, sin ventanas, alejada de cualquier lugar más o menos humano, dice palabras breves, rápidas, perladas de saliva: te vamos a tener que torturar, y esa sola frase sobre una mujer desnuda esperando lo peor abre la compuerta del llanto, del sufrimiento por anticipado, del estrés oxidativo, dirían los biólogos. Un cuerpecito sufriendo en el plano imaginario lo que a continuación le tocará sufrir en en plano real. Sin nada más que decir, el torturador vuelve a tararear su cancioncita. La muchacha solloza. La muchacha es bonita, tan bonita como aquellas torturada de serie policiaca de de diez de la noche, una de esas series cuyos héroes son policías científicos, guardianes del orden científico, moral, legal del mundo: en esas series nunca torturan feos: los bonitos mejor carne de tortura que los feos, acaso porque la fealdad es en sí una tortura lenta, indolora pero terrible, los feos nacen con la picana de su fealdad puesta: los feos no son interesantes para las series policiacas porque se han ya acostumbrado al dolor. Dorita no. Ella era espectadora de serie policiaca,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son vacaciones para Dorita, vacaciones de desaparición. Les dicen desaparecidos. Malamente. Díganles masovacacionistas. Vacacionistas del sufrimiento.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text:soft-page-break/>fragmentos, como en un mosaico de escuchas hechas de domingos en la iglesia, de curiosidad ocasional, de oídas y leídas. El paraíso y todo aquello. El pecado original. O la infinitamente superior calidad literaria del Antiguo Testamento, sobre todo cuando se le compara con el nuevo. En eso los judíos son muy superiores a los cristianos. Lirismo. Tensión dramática. Complejidad de los personajes. El día que al Nuevo Testamento le crezca un Cantar de los Cantares hablamos. El problema es que la escritura del Nuevo Testamento ya se dio por concluida.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una artista. Es que venía cubierta con la sábana negra en donde se sumergen los fotógrafos para hacer sus fotografías: la sábana oscura de los aparatos viejos: una fotógrafa del siglo XIX, conduciendo un enorme aparato de ruedas, una vieja cámara fotográfica con sábana negra y placa de plata. Lo contrario a una tecnología de punta. ¿Tecnología de ...? Debemos aquí detener brevemente la acción para improvisar un antónimo de punta. Algo que no represente el extremo de un arma; algo que no protubere ni hiera: una palabra ancha, instrumental pero rolliza, un vocablo gordo y bueno, demasiado bonachón para escribirlo a punta de lanza o de pistola, demasiado impuntual para la hora punta, relajado para exasperar los pelos de punta, lo suficientemente redondo para no poderlo tener nunca en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la puerta. Entra una fotógrafa que par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Esto es tecnología viejita. Tecnología no de punta, sino de mango.</text:p>
      <text:p text:style-name="P1">La fotógrafa se llama Daniela. El torturador se llama Nicolás. La torturada, Dorita, pero de ahora en adelante le diremos Dora. El diminutivo estorba, crea una falsa cercanía con ella. La cercanía estorba ahora que Dora está a punto de sufrir. <text:s/></text:p>
      <text:p text:style-name="P1"><text:s/></text:p>
      <text:p text:style-name="P1"/>
      <text:p text:style-name="P1">, donde no se atoren los ropajes amplios; una palabra que precisamente impida toda significación bélica: ni a punta de lanza ni de pistola, </text:p>
      <text:p text:style-name="P1"/>
      <text:p text:style-name="P1"/>
      <text:p text:style-name="P1">algo donde no quepa la punta de la pistola ni la hora punta ni el andar de puntitas ni la punta de lanza ni la de la lengua ni</text:p>
      <text:p text:style-name="P1"/>
      <text:p text:style-name="P1">¿Cómo denominar eso que no es tecnología de punta? Falta una palabra: teconología de antónimo de punta. Las puntas son breves, afiladas, amenazadoras: a punta de pistola, hora punta, de puntitas, </text:p>
      <text:p text:style-name="P1"/>
      <text:p text:style-name="P1"><text:s/>no tecnología de punta, sino tecnología de lo contratrio a la punta, tecnología de antónimo de punta, tecnología de objeto no puntiagudo, no cortante, no no breve, no de hierro, no <text:s text:c="2"/></text:p>
      <text:p text:style-name="P1"/>
      <text:p text:style-name="P1">sí, no se la sabe de memoria pero ha leído lo suficiente como para saber que la calidad literaria del Antiguo Testamento es infinitamente superior a la del nuevo. El concepto de calidad literaria cabe cómodamente en la cabeza del torturador. También en la de Dorita, que en algún momento de su vida escribió poemas cortos, sílabas textiles para darle el visto bueno al deseo en un cuerpo que en ese entonces se debatía aún entre la niñez y la pubertad, o entre lo masculino y lo femenino, un cuerpo informe, ignorante de que algún día estará sentado aquí, en esta sala de tortura que <text:soft-page-break/>mentirosamente fue calificada por la primera frase como habitación vacía. <text:s/></text:p>
      <text:p text:style-name="P1">El torturador se levanta al fin de la silla. La canción se detiene en sus cuerdas vocales. Se hace el silencio, apenas molestado por los sollozos intermitentes, las lágrimas de Dorita, que a partir de ahora, visto que está a punto de ser torturada, denominaremos Dora. ¿Por qué? Pues porque no queremos estar cerca de los que sufren, no queremos salpicarnos con su desgracia, no queremos que nuestro cuerpo padezca, así sea imaginariamente, lo que está a punto de padecer Dorita. </text:p>
      <text:p text:style-name="P1">Junto a la habitación vacía hay otra sala llena de objetos. Decir que se trata de objetos de tortura sería una exageración. Son objetos cuya función les prometía paisajes morales más neutros, destinos menos crudos. Pero aquí están, dispuestos a horadar, morder, enganchar, atenazar, estigmatizar, romper, quebrar, mortificar, electrificar, escarbar, tijeretear, serruchar, seccionar, engarzar, sumergir o ahogar, según sea necesario, el cuerpo de Dorita. El torturador abre la puerta del cuarto de los instrumentos y los recorre con una mirada en donde no hay rastro de maldad ni sadismo ni coraje ni nada de eso que uno podría esperarse en las niñas de los ojos de un torturador. No. Es la mirada de un pobre técnico. Un electricista hurgando las tripas del poste. Un plomero con casco. La mirada de un trabajador honesto, casado, comido, cenado, dormido y desayunado: un hombre común que podría ahora elegir un instrumento de tortura común para ir al lugar común de todas las torturas que hemos visto en la serie policiaca que pasan por televisión después de la noche, cuando los niños ya se han dormido, cuando las parejas de clase baja se ahorran las ganas de salir a cenar o al cine o al teatro en series policiacas que nadan en sangre y sadismo. Pero no. Nuestro torturador la juega más fácil, y en vez de complicadas picanas, en vez de ganchos pinzapezones, en vez de tinas de ahogo lento, abre un cajoncito pequeño, casi un joyero, y toma un instrumento de tortura dorado, redondo, con forma de broche con forma de sol. Un solecito de latón con dos dientes en forma de electrodos. De regreso a la sala, Dora no se ha movido. El sollozo emana de su garganta con regularidad meteorológica, no por lo que le hayan hecho (no lo sabemos, ¿qué ocurrió antes de la primera frase? ¿cómo era el mundo antes de que yo naciera?), sino porque se imagina bien lo que le van a hacer: ella también ha ido al cine a ver las mismas películas que traemos nosotros en la cabeza, ella también ha visto la serie policiaca de las diez, después de haber cenado, después de haberle leído una historia a sus hijos, y por eso ahora la cadencia de su llanto se pronuncia al recordarse acostada en el sillón, viendo series policiacas al calor de los abrazadores brazos de un marido vencido por el día el sueño, las preocupaciones y el día, que siempre se duerme antes de que los detectives de la serie detengan al asesino en con las manos en la masa, la víctima amarrada y el instrumental presto para la tortura. </text:p>
      <text:p text:style-name="P1">El torturador se llama Nicolás. Su nombre no significa nada, como tampoco significa nada el hecho de que su nombre aparezca en esta frase, a esta altura de la tortura. Es una mera cuestión estilística para no inundar el texto de cacofonías hijas de la repetición incesante de la palabra torturador. Nicolás el torturador revisa la buena calidad de los electrodos del broche. Es necesario aquí hacer énfasis en la importancia del significado de la palabra broche, así como en sus características: dorado, chapa de oro, sustancia de aluminio, que es un buen conductor de la electricidad. Los movimientos de Nicolás tienen la gracia y la elegancia de los del mago; el hombre conoce a la perfección su trabajo, su cuerpo ha aprendido a conciliar elegancia y economía en las evoluciones. Por sorpresa, en menos de lo que canta un torturado, el cuerpo de Nicolás aplica a consciencia la tortura, que en este caso es breve, casi instantánea, muy lejos de los horrores que atraviesan la imaginación de los lectores y de Dorita. La garra izquierda de Nicolás se posa sobre el cráneo de la mujer, desnuda e indefensa, echándolo hacia atrás mientas, con la zarpa derecha, el chacal clava dos dolorosos electrodos engastados en el broche de latón de oro (oro dentado de electrodo) en la boca del cuello de Dorita, exactamente ahí en donde, si Dorita fuera hombre, habría una manzana de Adán. <text:s/></text:p>
      <text:p text:style-name="P1">Dora grita, sangra, sufre, pero esos detalles ya han sido muy contados. Nicolás, el amigo torturador, no siente nada. O siente lo que siente la gente que hace su trabajo. Costumbre. Hartazgo. Ganas de que acabe. Ganas de que suene la hora de la comida. Ganas de regresar a casa a jugar con los niños, cenar con la esposa, ver la serie policiaca de las diez. </text:p>
      <text:p text:style-name="Standard"/>
      <text:p text:style-name="Standard"><text:soft-page-break/></text:p>
      <text:p text:style-name="Standard"/>
      <text:p text:style-name="Standard"/>
      <text:p text:style-name="Standard"/>
      <text:p text:style-name="Standard">porque las fotos eran puro papel. Bastaba con destruir </text:p>
      <text:p text:style-name="Standard"/>
      <text:p text:style-name="Standard"/>
      <text:p text:style-name="Standard">MARCO: Destruye esa foto. Quítala de ahí. Bórrala de esta página internet. Elimina todas sus copias. Vuelve añicos el original. Hazlo polvo. Destruye esa imagen. Es una orden. Si no destruyes esa imagen, yo te voy a destruir a ti. </text:p>
      <text:p text:style-name="Standard"/>
      <text:p text:style-name="Standard">FOTO: Dorita Garay. 29 años al momento de ser fotografiada. Cabello negro, pelo recogido hacia atrás, aretes de plata grandes: dos platillos plateados cuyo diámetro es tan grande como el tamaño longitudinal de la oreja, muy armoniosa por cierto, las evoluciones curvas de los pliegues forman un caracol de cartílago agradable a la vista, quizá al tacto, seguramente a la simetría. Los ojos rizados, negros, delimitados en su perímetro por una lápiz ornamental negro que los provee de un eco casi sonoro: ojos sonoros: al mirarlos escuchas la profundidad de una onda: gong. La nariz también muy agradable a la vista, pequeña, puntiaguda, sus ventanas se asoman simétricas y seguras hacia el precipicio nasal del aire. La boca otro tanto, bien definida, dos labios cerrados, finos pero con trazo gracioso: dos potenciales toneladas de ondas verbales, musicales, emocionales dispuestas a emanar de ahí. Barbilla, cuello, nacimiento del pecho. Todo magnífico, todo concentrado en atraer la vida. La </text:p>
      <text:p text:style-name="Standard"/>
      <text:p text:style-name="Standard">Una foto llena de vida.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7T12:59:11</meta:creation-date>
    <meta:generator>LibreOffice/3.3$Linux LibreOffice_project/330m19$Build-202</meta:generator>
    <dc:date>2011-07-15T16:01:53</dc:date>
    <meta:editing-duration>PT2H57M50S</meta:editing-duration>
    <meta:editing-cycles>8</meta:editing-cycles>
    <meta:document-statistic meta:table-count="0" meta:image-count="0" meta:object-count="0" meta:page-count="6" meta:paragraph-count="31" meta:word-count="4073" meta:character-count="23741"/>
  </office:meta>
</office:document-meta>
</file>